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officeooo:paragraph-rsid="000db36f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officeooo:paragraph-rsid="000db36f" style:font-style-asian="italic" style:font-style-complex="italic"/>
    </style:style>
    <style:style style:name="P7" style:family="paragraph" style:parent-style-name="Standard">
      <style:text-properties fo:font-size="14pt" fo:font-style="italic" fo:font-weight="bold" officeooo:rsid="003df8d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use-window-font-color="true" style:font-name="Liberation Serif" fo:font-size="12pt" fo:font-weight="normal" officeooo:rsid="003c7b0d" officeooo:paragraph-rsid="0040c3d4" fo:background-color="transparent"/>
    </style:style>
    <style:style style:name="P9" style:family="paragraph" style:parent-style-name="Standard">
      <style:text-properties style:use-window-font-color="true" style:font-name="Liberation Serif" fo:font-size="12pt" fo:font-weight="normal" officeooo:rsid="0040c3d4" officeooo:paragraph-rsid="0040c3d4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0bca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  <style:style style:name="T10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JavaScipt</text:span><text:span text:style-name="T5">: </text:span><text:span text:style-name="T6">Módulo 0</text:span><text:span text:style-name="T8">3</text:span><text:span text:style-name="T6"> - </text:span><text:span text:style-name="T5">Atividade 0</text:span><text:span text:style-name="T8">2</text:span></text:p>
      <text:p text:style-name="P7"/>
      <text:p text:style-name="P6">Crie um programa que contenha os seguintes tipos de funções:</text:p>
      <text:p text:style-name="P5"/>
      <text:p text:style-name="P5">1. uma função tradicional com a palavra reservada “<text:span text:style-name="T10">Function</text:span>” e sem nenhum parâmetro;</text:p>
      <text:p text:style-name="P5">2. uma função tradicional com parâmetros e um retorno de valor;</text:p>
      <text:p text:style-name="P5">3. uma arrow function com parâmetros e que retorne um valor.</text:p>
      <text:p text:style-name="P5"/>
      <text:p text:style-name="P5">Crie um programa que utilize essas três funções de forma lógica, por exemplo: um programa de calculadora.</text:p>
      <text:p text:style-name="P6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3"/>
      <text:p text:style-name="P3"/>
      <text:p text:style-name="P9">&lt;script&gt;</text:p>
      <text:p text:style-name="P8">// 1. uma função tradicional com a palavra reservada “Function” e sem nenhum parâmetro;</text:p>
      <text:p text:style-name="P8">function limpar() {</text:p>
      <text:p text:style-name="P8"><text:s text:c="2"/>document.getElementById('operacao').innerHTML = ''</text:p>
      <text:p text:style-name="P8">}</text:p>
      <text:p text:style-name="P8"/>
      <text:p text:style-name="P8">// 2. uma função tradicional com parâmetros e um retorno de valor;</text:p>
      <text:p text:style-name="P8">function calcular() {</text:p>
      <text:p text:style-name="P8"><text:s text:c="2"/>var resultado = document.getElementById('operacao').innerHTML</text:p>
      <text:p text:style-name="P8"><text:s text:c="2"/>console.log(typeof resultado)</text:p>
      <text:p text:style-name="P8"><text:s text:c="2"/>if (resultado) {</text:p>
      <text:p text:style-name="P8"><text:s text:c="4"/>document.getElementById('resultado').innerHTML = eval(resultado)</text:p>
      <text:p text:style-name="P8"><text:s text:c="4"/>limpar()</text:p>
      <text:p text:style-name="P8"><text:s text:c="2"/>} else {</text:p>
      <text:p text:style-name="P8"><text:s text:c="4"/>return 0</text:p>
      <text:p text:style-name="P8"><text:s text:c="2"/>}</text:p>
      <text:p text:style-name="P8">}</text:p>
      <text:p text:style-name="P8"/>
      <text:p text:style-name="P8">// 3. uma arrow function com parâmetros e que retorne um valor.</text:p>
      <text:p text:style-name="P8">inserir = num =&gt; {</text:p>
      <text:p text:style-name="P8"><text:s text:c="2"/>return (document.getElementById('operacao').innerHTML += num)</text:p>
      <text:p text:style-name="P8">} </text:p>
      <text:p text:style-name="P9">&lt;/scrip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9-04T19:45:00.719602326</dc:date>
    <meta:editing-duration>PT9H23M29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52" meta:character-count="1064" meta:non-whitespace-character-count="913"/>
  </office:meta>
</office:document-meta>
</file>